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ponseSpec.toEntityFlux( Class &lt; T &gt;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getUriToLog( Http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sponseSpec.toEntity( ParameterizedTypeReference &lt; T &gt; body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Spec.toEntityList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toEntityList(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Handler.test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exchangeToFlux( Function &lt; ClientResponse , ? extends Flux &lt; V &gt; &gt; response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questBodyUriSpec.body( P publisher ,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releaseIfNotConsumed( Clien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methodInternal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( P publisher ,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bodyToFlux(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DefaultResponseSpec( Mono &lt; ClientResponse &gt; responseMono , Supplier &lt; HttpRequest &gt; requestSupplier , List &lt; StatusHandler &gt; defaultStatus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usHandler.StatusHandler( Predicate &lt; HttpStatusCode &gt; predicate , Function &lt; ClientResponse , Mono &lt; ? extends Throwable &gt; &gt; exception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Handler.apply( Clien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exchangeToMono( Function &lt; ClientResponse , ? extends Mono &lt; V &gt; &gt; response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equestBodyUriSpec.context( Function &lt; Context , Context &gt; contextMod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Client.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( Object producer , ParameterizedTypeReference &lt; ?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initCook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questBodyUriSpec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cookies( Consumer &lt; MultiValueMap &lt; String , String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uri( Function &lt; UriBuilder , URI &gt; uri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bodyValue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initStatusHandlers( @ Nullable Map &lt; Predicate &lt; HttpStatusCode &gt; , Function &lt; ClientResponse , Mono &lt; ? extends Throwable &gt; &gt; &gt; handler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BodyUriSpec.attributes( Consumer &lt; Map &lt; String , Object &gt; &gt; attribut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method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BodyUriSpec.exchan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RequestBodyUriSpec.header( String headerName , String ... header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BodyUriSpec.ifNoneMatch( String ... ifNoneMat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ini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handleBodyMono( ClientResponse response , Mono &lt; T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acceptCharset( Charset ... acceptableChars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accept( MediaType ... acceptable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bodyToMono( Class &lt; T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sync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Client.DefaultWebClient( ExchangeFunction exchangeFunction , UriBuilderFactory uriBuilderFactory , @ Nullable HttpHeaders defaultHeaders , @ Nullable MultiValueMap &lt; String , String &gt; defaultCookies , @ Nullable Consumer &lt; RequestHeadersSpec &lt; ? &gt; &gt; defaultRequest , @ Nullable Map &lt; Predicate &lt; HttpStatusCode &gt; , Function &lt; ClientResponse , Mono &lt; ? extends Throwable &gt; &gt; &gt; statusHandlerMap , ObservationRegistry observationRegistry , ClientRequestObservationConvention observationConvention , DefaultWebClient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esponseSpec.onRawStatus( IntPredicate statusCodePredicate , Function &lt; ClientResponse , Mono &lt; ? extends Throwable &gt; &gt; exception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toBodiless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sponseSpec.toEntityFlux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toEntityFlux( BodyExtractor &lt; Flux &lt; T &gt; , ? super ClientHttpResponse &gt; body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uri( String uriTemplate , Object ...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handleBodyFlux( ClientResponse response , Flux &lt; T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Spec.toStatusCodePredicate( Int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ponseSpec.applyStatusHandlers( Clien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ResponseSpec.onStatus( Predicate &lt; HttpStatusCode &gt; statusCodePredicate , Function &lt; ClientResponse , Mono &lt; ? extends Throwable &gt; &gt; exception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esponseSpec.bodyToFlux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sponseSpec.bodyToMono( ParameterizedTypeReference &lt; T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body( Object producer , Class &lt; ?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insertCheckpoint( Mono &lt; T &gt; result , HttpStatusCode statusCode , 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DefaultRequestBodyUriSpec(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init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esponseSpec.handlerEntityFlux( ClientResponse response , Flux &lt; T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questBodyUriSpec.initReques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RequestBodyUriSpec.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uri( String uriTemplate , Map &lt; String , ? &gt; 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body( BodyInserter &lt; ? , ? super ClientHttpRequest &gt; ins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ponseSpec.exceptionWrappingFunction( Clien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creat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RequestBodyUriSpec.ifModifiedSince( ZonedDateTime ifModifiedS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BodyUriSpec.uri( String uriTemplate , Function &lt; UriBuilder , URI &gt; uri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.releaseIfNotConsumed( ClientResponse respons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BodyUriSpec.httpRequest( Consumer &lt; ClientHttpRequest &gt; request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BodyUriSpec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sponseSpec.toEntity( Class &lt; T &gt; bod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